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2" svg:font-family="Mangal"/>
    <style:font-face style:name="Times New Roman1" svg:font-family="'Times New Roman'"/>
    <style:font-face style:name="Mangal" svg:font-family="Mangal" style:font-family-generic="roman"/>
    <style:font-face style:name="Times New Roman2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/>
      <style:text-properties officeooo:paragraph-rsid="005e82fc"/>
    </style:style>
    <style:style style:name="P2" style:family="paragraph" style:parent-style-name="Standard">
      <style:paragraph-properties fo:margin-left="0cm" fo:margin-right="0cm" fo:margin-top="0.071cm" fo:margin-bottom="0.071cm" style:contextual-spacing="false" style:line-height-at-least="0.176cm" fo:text-align="center" style:justify-single-word="false" fo:orphans="0" fo:widows="0" fo:text-indent="0cm" style:auto-text-indent="false" style:snap-to-layout-grid="false"/>
      <style:text-properties fo:font-variant="small-caps" fo:color="#000000" style:text-position="super 58%" fo:font-size="12pt" fo:letter-spacing="normal" style:text-underline-style="none" fo:font-weight="bold" style:font-size-asian="12pt" style:font-weight-asian="bold" style:font-size-complex="9pt" style:font-weight-complex="bold"/>
    </style:style>
    <style:style style:name="P3" style:family="paragraph" style:parent-style-name="Standard">
      <style:paragraph-properties style:line-height-at-least="0.176cm" fo:text-align="center" style:justify-single-word="false" fo:orphans="0" fo:widows="0"/>
      <style:text-properties fo:font-variant="small-caps" fo:font-size="8pt" fo:font-weight="bold" style:font-size-asian="8pt" style:font-weight-asian="bold" style:font-size-complex="8pt"/>
    </style:style>
    <style:style style:name="P4" style:family="paragraph" style:parent-style-name="Standard">
      <style:paragraph-properties style:line-height-at-least="0.176cm" fo:text-align="center" style:justify-single-word="false" fo:orphans="0" fo:widows="0" style:snap-to-layout-grid="false"/>
      <style:text-properties fo:font-variant="small-caps" fo:font-size="8pt" fo:font-weight="bold" style:font-size-asian="8pt" style:font-weight-asian="bold" style:font-size-complex="8pt"/>
    </style:style>
    <style:style style:name="P5" style:family="paragraph" style:parent-style-name="Standard">
      <style:paragraph-properties fo:margin-top="0.071cm" fo:margin-bottom="0.071cm" style:contextual-spacing="false" style:line-height-at-least="0.176cm" fo:text-align="center" style:justify-single-word="false" fo:orphans="0" fo:widows="0" style:snap-to-layout-grid="false"/>
      <style:text-properties fo:font-variant="small-caps" fo:font-size="9pt" style:text-underline-style="none" fo:font-weight="bold" style:font-size-asian="9pt" style:font-weight-asian="bold" style:font-size-complex="9pt" style:font-weight-complex="bold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officeooo:paragraph-rsid="0065e1a6"/>
    </style:style>
    <style:style style:name="P8" style:family="paragraph" style:parent-style-name="Standard">
      <style:paragraph-properties fo:text-align="center" style:justify-single-word="false"/>
      <style:text-properties officeooo:paragraph-rsid="00690259"/>
    </style:style>
    <style:style style:name="P9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8pt" fo:font-weight="bold" officeooo:paragraph-rsid="0065e1a6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paragraph-rsid="0065e1a6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text-align="justify" style:justify-single-word="false"/>
      <style:text-properties officeooo:paragraph-rsid="0065e1a6"/>
    </style:style>
    <style:style style:name="P14" style:family="paragraph" style:parent-style-name="Standard">
      <style:paragraph-properties fo:text-align="justify" style:justify-single-word="false"/>
      <style:text-properties officeooo:paragraph-rsid="006aaba9"/>
    </style:style>
    <style:style style:name="P15" style:family="paragraph" style:parent-style-name="Standard" style:list-style-name="L9">
      <style:paragraph-properties fo:text-align="justify" style:justify-single-word="false">
        <style:tab-stops>
          <style:tab-stop style:position="0.122cm"/>
        </style:tab-stops>
      </style:paragraph-properties>
      <style:text-properties officeooo:paragraph-rsid="006c0053"/>
    </style:style>
    <style:style style:name="P16" style:family="paragraph" style:parent-style-name="Standard" style:list-style-name="L7">
      <style:paragraph-properties fo:text-align="justify" style:justify-single-word="false"/>
      <style:text-properties fo:font-variant="normal" fo:text-transform="none" fo:color="#000000" style:font-name="Times New Roman1" fo:font-size="12pt" fo:letter-spacing="normal" fo:font-style="normal" fo:font-weight="bold" officeooo:rsid="0049d5a2" officeooo:paragraph-rsid="006aaba9" style:font-size-asian="12pt" style:font-weight-asian="bold" style:font-size-complex="12pt" style:font-weight-complex="bold"/>
    </style:style>
    <style:style style:name="P17" style:family="paragraph" style:parent-style-name="Standard" style:list-style-name="L9" style:master-page-name="">
      <style:paragraph-properties fo:text-align="justify" style:justify-single-word="false" style:page-number="auto">
        <style:tab-stops>
          <style:tab-stop style:position="0.122cm"/>
        </style:tab-stops>
      </style:paragraph-properties>
      <style:text-properties officeooo:paragraph-rsid="006c0053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fo:font-size="18pt" fo:font-weight="bold" officeooo:paragraph-rsid="00690259" style:font-size-asian="18pt" style:font-weight-asian="bold" style:font-size-complex="18pt" style:font-weight-complex="bold"/>
    </style:style>
    <style:style style:name="P19" style:family="paragraph" style:parent-style-name="Standard" style:list-style-name="L7" style:master-page-name="">
      <style:paragraph-properties fo:text-align="justify" style:justify-single-word="false" style:page-number="auto"/>
      <style:text-properties officeooo:paragraph-rsid="0067a7e1"/>
    </style:style>
    <style:style style:name="P20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/>
      <style:text-properties officeooo:paragraph-rsid="0065a5f7"/>
    </style:style>
    <style:style style:name="P21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officeooo:paragraph-rsid="0062e8da"/>
    </style:style>
    <style:style style:name="P22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/>
      <style:text-properties fo:font-variant="normal" fo:text-transform="none" fo:color="#000000" fo:font-size="12pt" fo:letter-spacing="normal" officeooo:rsid="0020c3ed" officeooo:paragraph-rsid="0065a5f7" style:font-size-asian="12pt" style:font-size-complex="12pt"/>
    </style:style>
    <style:style style:name="P23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fo:background-color="#ffffff">
        <style:background-image/>
      </style:paragraph-properties>
      <style:text-properties officeooo:paragraph-rsid="0065a5f7"/>
    </style:style>
    <style:style style:name="P24" style:family="paragraph" style:parent-style-name="Text_20_body">
      <style:paragraph-properties fo:margin-left="0cm" fo:margin-right="0cm" fo:margin-top="0cm" fo:margin-bottom="0.212cm" style:contextual-spacing="false" fo:line-height="120%" fo:text-align="justify" style:justify-single-word="false" fo:orphans="2" fo:widows="2" fo:text-indent="0cm" style:auto-text-indent="false"/>
    </style:style>
    <style:style style:name="P25" style:family="paragraph" style:parent-style-name="Text_20_body">
      <style:paragraph-properties fo:margin-left="0cm" fo:margin-right="0cm" fo:margin-top="0cm" fo:margin-bottom="0.199cm" style:contextual-spacing="false" fo:line-height="120%" fo:text-align="justify" style:justify-single-word="false" fo:orphans="2" fo:widows="2" fo:text-indent="0cm" style:auto-text-indent="false"/>
      <style:text-properties fo:font-variant="normal" fo:text-transform="none" fo:color="#000000" style:font-name="Times New Roman1" fo:font-size="14pt" fo:letter-spacing="normal" fo:font-style="normal" fo:font-weight="normal" officeooo:paragraph-rsid="0049d5a2"/>
    </style:style>
    <style:style style:name="P26" style:family="paragraph" style:parent-style-name="Text_20_body">
      <style:paragraph-properties fo:margin-left="0.464cm" fo:margin-right="0cm" fo:margin-top="0cm" fo:margin-bottom="0cm" style:contextual-spacing="false" fo:line-height="100%" fo:text-align="justify" style:justify-single-word="false" fo:orphans="2" fo:widows="2" fo:text-indent="-0.381cm" style:auto-text-indent="false">
        <style:tab-stops>
          <style:tab-stop style:position="0.067cm"/>
        </style:tab-stops>
      </style:paragraph-properties>
      <style:text-properties officeooo:paragraph-rsid="002cba3b"/>
    </style:style>
    <style:style style:name="P27" style:family="paragraph" style:parent-style-name="Text_20_body">
      <style:paragraph-properties fo:margin-left="0.464cm" fo:margin-right="0cm" fo:margin-top="0cm" fo:margin-bottom="0cm" style:contextual-spacing="false" fo:line-height="100%" fo:text-align="justify" style:justify-single-word="false" fo:orphans="2" fo:widows="2" fo:text-indent="-0.381cm" style:auto-text-indent="false">
        <style:tab-stops>
          <style:tab-stop style:position="0.067cm"/>
        </style:tab-stops>
      </style:paragraph-properties>
      <style:text-properties officeooo:paragraph-rsid="0062e8da"/>
    </style:style>
    <style:style style:name="T1" style:family="text">
      <style:text-properties style:font-name="Times New Roman1" fo:font-style="normal" fo:font-weight="bold" style:font-weight-asian="bold" style:font-weight-complex="bold"/>
    </style:style>
    <style:style style:name="T2" style:family="text">
      <style:text-properties style:font-name="Times New Roman1" fo:font-size="14pt" fo:font-style="normal" fo:font-weight="bold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font-name="Times New Roman1" fo:font-size="10pt" fo:letter-spacing="normal" fo:font-style="normal" fo:font-weight="bold" officeooo:rsid="005e82fc" style:font-size-asian="10pt" style:font-weight-asian="bold" style:font-size-complex="10pt" style:font-weight-complex="bold"/>
    </style:style>
    <style:style style:name="T4" style:family="text">
      <style:text-properties fo:font-variant="normal" fo:text-transform="none" fo:color="#000000" style:font-name="Times New Roman1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000000" style:font-name="Times New Roman1" fo:font-size="12pt" fo:letter-spacing="normal" fo:font-style="normal" fo:font-weight="normal" officeooo:rsid="005e82fc" style:font-size-asian="12pt" style:font-size-complex="12pt"/>
    </style:style>
    <style:style style:name="T6" style:family="text">
      <style:text-properties fo:font-variant="normal" fo:text-transform="none" fo:color="#000000" fo:letter-spacing="normal" fo:font-style="normal" officeooo:rsid="005f18bf"/>
    </style:style>
    <style:style style:name="T7" style:family="text">
      <style:text-properties fo:font-variant="normal" fo:text-transform="none" fo:color="#000000" fo:letter-spacing="normal" fo:font-style="normal" officeooo:rsid="0065a5f7"/>
    </style:style>
    <style:style style:name="T8" style:family="text">
      <style:text-properties fo:font-variant="normal" fo:text-transform="none" fo:color="#000000" fo:letter-spacing="normal" fo:font-style="normal" officeooo:rsid="00645914"/>
    </style:style>
    <style:style style:name="T9" style:family="text">
      <style:text-properties fo:font-variant="normal" fo:text-transform="none" fo:color="#000000" style:font-name="Times New Roman" fo:font-size="12pt" fo:letter-spacing="normal" fo:font-style="normal" fo:font-weight="normal" officeooo:rsid="00645914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000000" style:font-name="Times New Roman" fo:font-size="12pt" fo:letter-spacing="normal" fo:font-style="normal" fo:font-weight="normal" officeooo:rsid="0065a5f7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000000" style:font-name="Times New Roman" fo:font-size="12pt" fo:letter-spacing="normal" fo:font-style="normal" fo:font-weight="normal" officeooo:rsid="005e82fc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000000" style:font-name="Times New Roman" fo:font-size="12pt" fo:letter-spacing="normal" fo:font-style="normal" fo:font-weight="normal" officeooo:rsid="0062e8da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000000" style:font-name="Times New Roman" fo:font-size="12pt" fo:letter-spacing="normal" fo:font-style="normal" fo:font-weight="normal" officeooo:rsid="00645914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000000" style:font-name="Times New Roman" fo:font-size="12pt" fo:letter-spacing="normal" fo:font-style="normal" fo:font-weight="normal" officeooo:rsid="004d5e8c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000000" style:font-name="Times New Roman" fo:font-size="12pt" fo:letter-spacing="normal" fo:font-style="normal" fo:font-weight="normal" officeooo:rsid="002ec3f6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000000" style:font-name="Times New Roman" fo:font-size="12pt" fo:letter-spacing="normal" fo:font-style="normal" fo:font-weight="normal" officeooo:rsid="005faec5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000000" style:font-name="Times New Roman" fo:font-size="12pt" fo:letter-spacing="normal" fo:font-style="normal" fo:font-weight="normal" officeooo:rsid="006147a7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000000" style:font-name="Times New Roman" fo:font-size="12pt" fo:letter-spacing="normal" fo:font-style="normal" fo:font-weight="normal" officeooo:rsid="0065e1a6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000000" style:font-name="Times New Roman" fo:font-size="12pt" fo:letter-spacing="normal" fo:font-style="normal" fo:font-weight="normal" officeooo:rsid="0067a7e1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fo:color="#000000" style:font-name="Times New Roman" fo:font-size="12pt" fo:letter-spacing="normal" fo:font-style="normal" fo:font-weight="normal" officeooo:rsid="00690259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000000" style:font-name="Times New Roman" fo:font-size="12pt" fo:letter-spacing="normal" fo:font-style="normal" fo:font-weight="normal" officeooo:rsid="006aaba9" style:font-size-asian="12pt" style:font-weight-asian="normal" style:font-size-complex="12pt" style:font-weight-complex="normal"/>
    </style:style>
    <style:style style:name="T23" style:family="text">
      <style:text-properties fo:font-variant="normal" fo:text-transform="none" fo:color="#000000" style:font-name="Times New Roman" fo:font-size="12pt" fo:letter-spacing="normal" fo:font-style="normal" fo:font-weight="normal" officeooo:rsid="006ca7c8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T25" style:family="text">
      <style:text-properties fo:font-variant="normal" fo:text-transform="none" fo:color="#000000" style:font-name="Times New Roman" fo:font-size="12pt" fo:letter-spacing="normal" fo:font-style="normal" fo:font-weight="bold" officeooo:rsid="005e82fc" style:font-size-asian="12pt" style:font-weight-asian="bold" style:font-size-complex="12pt" style:font-weight-complex="bold"/>
    </style:style>
    <style:style style:name="T26" style:family="text">
      <style:text-properties fo:font-variant="normal" fo:text-transform="none" fo:color="#000000" style:font-name="Times New Roman" fo:font-size="12pt" fo:letter-spacing="normal" fo:font-style="normal" fo:font-weight="bold" officeooo:rsid="0065a5f7" style:font-size-asian="12pt" style:font-weight-asian="bold" style:font-size-complex="12pt" style:font-weight-complex="bold"/>
    </style:style>
    <style:style style:name="T27" style:family="text">
      <style:text-properties fo:font-variant="normal" fo:text-transform="none" fo:color="#000000" style:font-name="Times New Roman" fo:font-size="12pt" fo:letter-spacing="normal" fo:font-style="normal" fo:font-weight="bold" officeooo:rsid="006147a7" style:font-size-asian="12pt" style:font-weight-asian="bold" style:font-size-complex="12pt" style:font-weight-complex="bold"/>
    </style:style>
    <style:style style:name="T28" style:family="text">
      <style:text-properties fo:font-variant="normal" fo:text-transform="none" fo:color="#000000" style:font-name="Times New Roman" fo:font-size="12pt" fo:letter-spacing="normal" fo:font-style="normal" fo:font-weight="bold" officeooo:rsid="0065e1a6" style:font-size-asian="12pt" style:font-weight-asian="bold" style:font-size-complex="12pt" style:font-weight-complex="bold"/>
    </style:style>
    <style:style style:name="T29" style:family="text">
      <style:text-properties fo:font-variant="normal" fo:text-transform="none" fo:color="#000000" style:font-name="Times New Roman" fo:font-size="12pt" fo:letter-spacing="normal" fo:font-style="normal" fo:font-weight="bold" officeooo:rsid="005f18bf" style:font-size-asian="12pt" style:font-weight-asian="bold" style:font-size-complex="12pt" style:font-weight-complex="bold"/>
    </style:style>
    <style:style style:name="T30" style:family="text">
      <style:text-properties fo:font-variant="normal" fo:text-transform="none" fo:color="#000000" style:font-name="Times New Roman" fo:font-size="12pt" fo:letter-spacing="normal" fo:font-style="normal" fo:font-weight="bold" officeooo:rsid="00645914" style:font-size-asian="12pt" style:font-weight-asian="bold" style:font-size-complex="12pt" style:font-weight-complex="bold"/>
    </style:style>
    <style:style style:name="T31" style:family="text">
      <style:text-properties fo:font-variant="normal" fo:text-transform="none" fo:color="#000000" style:font-name="Times New Roman" fo:font-size="12pt" fo:letter-spacing="normal" fo:font-style="normal" fo:font-weight="bold" officeooo:rsid="003a7e68" style:font-size-asian="12pt" style:font-weight-asian="bold" style:font-size-complex="12pt" style:font-weight-complex="bold"/>
    </style:style>
    <style:style style:name="T32" style:family="text">
      <style:text-properties fo:font-variant="normal" fo:text-transform="none" fo:color="#000000" style:font-name="Times New Roman" fo:font-size="12pt" fo:letter-spacing="normal" fo:font-style="normal" fo:font-weight="bold" officeooo:rsid="0024f9b7" style:font-size-asian="12pt" style:font-weight-asian="bold" style:font-size-complex="12pt" style:font-weight-complex="bold"/>
    </style:style>
    <style:style style:name="T33" style:family="text">
      <style:text-properties fo:font-variant="normal" fo:text-transform="none" fo:color="#000000" style:font-name="Times New Roman" fo:font-size="12pt" fo:letter-spacing="normal" fo:font-style="normal" fo:font-weight="bold" officeooo:rsid="0062e8da" style:font-size-asian="12pt" style:font-weight-asian="bold" style:font-size-complex="12pt" style:font-weight-complex="bold"/>
    </style:style>
    <style:style style:name="T34" style:family="text">
      <style:text-properties fo:font-variant="normal" fo:text-transform="none" fo:color="#000000" style:font-name="Times New Roman" fo:font-size="12pt" fo:letter-spacing="normal" fo:font-style="normal" fo:font-weight="bold" officeooo:rsid="003c6855" style:font-size-asian="12pt" style:font-weight-asian="bold" style:font-size-complex="12pt" style:font-weight-complex="bold"/>
    </style:style>
    <style:style style:name="T35" style:family="text">
      <style:text-properties fo:font-variant="normal" fo:text-transform="none" fo:color="#000000" style:font-name="Times New Roman" fo:font-size="12pt" fo:letter-spacing="normal" fo:font-style="normal" fo:font-weight="bold" officeooo:rsid="00690259" style:font-size-asian="12pt" style:font-weight-asian="bold" style:font-size-complex="12pt" style:font-weight-complex="bold"/>
    </style:style>
    <style:style style:name="T36" style:family="text">
      <style:text-properties fo:font-variant="normal" fo:text-transform="none" fo:color="#000000" style:font-name="Times New Roman" fo:font-size="12pt" fo:letter-spacing="normal" fo:font-style="normal" fo:font-weight="bold" officeooo:rsid="006aaba9" style:font-size-asian="12pt" style:font-weight-asian="bold" style:font-size-complex="12pt" style:font-weight-complex="bold"/>
    </style:style>
    <style:style style:name="T37" style:family="text">
      <style:text-properties fo:font-variant="normal" fo:text-transform="none" fo:color="#000000" style:font-name="Times New Roman" fo:letter-spacing="normal" fo:font-style="normal" fo:font-weight="bold" style:font-weight-asian="bold" style:font-weight-complex="bold"/>
    </style:style>
    <style:style style:name="T38" style:family="text">
      <style:text-properties fo:font-variant="normal" fo:text-transform="none" fo:color="#000000" style:font-name="Times New Roman" fo:font-size="18pt" fo:letter-spacing="normal" fo:font-style="normal" fo:font-weight="bold" style:font-size-asian="18pt" style:font-weight-asian="bold" style:font-size-complex="18pt" style:font-weight-complex="bold"/>
    </style:style>
    <style:style style:name="T39" style:family="text">
      <style:text-properties fo:font-variant="normal" fo:text-transform="none" fo:color="#000000" style:font-name="Times New Roman" fo:font-size="18pt" fo:letter-spacing="normal" fo:font-style="normal" fo:font-weight="bold" officeooo:rsid="005f18bf" style:font-size-asian="18pt" style:font-weight-asian="bold" style:font-size-complex="18pt" style:font-weight-complex="bold"/>
    </style:style>
    <style:style style:name="T40" style:family="text">
      <style:text-properties fo:font-variant="normal" fo:text-transform="none" fo:color="#cc0066" style:font-name="Times New Roman1" fo:font-size="14pt" fo:letter-spacing="normal" fo:font-style="normal" fo:font-weight="normal"/>
    </style:style>
    <style:style style:name="T41" style:family="text">
      <style:text-properties fo:color="#cc0066" style:font-name="Times New Roman1" fo:font-size="22pt" fo:font-style="normal" fo:font-weight="bold" style:font-size-asian="22pt" style:font-weight-asian="bold" style:font-size-complex="22pt" style:font-weight-complex="bold"/>
    </style:style>
    <style:style style:name="T42" style:family="text">
      <style:text-properties fo:color="#cc0066" fo:font-weight="normal"/>
    </style:style>
    <style:style style:name="T43" style:family="text">
      <style:text-properties fo:color="#000000" fo:letter-spacing="normal"/>
    </style:style>
    <style:style style:name="T44" style:family="text">
      <style:text-properties fo:color="#000000" style:font-name="Times New Roman" fo:font-size="18pt" fo:letter-spacing="normal" fo:font-weight="bold" style:font-size-asian="18pt" style:font-weight-asian="bold" style:font-size-complex="18pt" style:font-weight-complex="bold"/>
    </style:style>
    <style:style style:name="T45" style:family="text">
      <style:text-properties style:font-size-asian="12pt" style:font-weight-asian="bold" style:font-size-complex="12pt" style:font-weight-complex="bold"/>
    </style:style>
    <style:style style:name="T46" style:family="text">
      <style:text-properties officeooo:rsid="002cba3b" style:font-size-asian="12pt" style:font-weight-asian="bold" style:font-size-complex="12pt" style:font-weight-complex="bold"/>
    </style:style>
    <style:style style:name="T47" style:family="text">
      <style:text-properties fo:font-variant="small-caps" fo:color="#cc0066" style:text-position="super 58%" style:font-name="Times New Roman" fo:font-size="12pt" fo:letter-spacing="normal" fo:font-style="normal" style:text-underline-style="none" fo:font-weight="normal" officeooo:rsid="005e82fc" style:font-size-asian="12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4cm" fo:text-indent="-0.635cm" fo:margin-left="1.2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9cm" fo:text-indent="-0.635cm" fo:margin-left="1.88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4cm" fo:text-indent="-0.635cm" fo:margin-left="2.52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9cm" fo:text-indent="-0.635cm" fo:margin-left="3.15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4cm" fo:text-indent="-0.635cm" fo:margin-left="3.79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9cm" fo:text-indent="-0.635cm" fo:margin-left="4.42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4cm" fo:text-indent="-0.635cm" fo:margin-left="5.06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9cm" fo:text-indent="-0.635cm" fo:margin-left="5.69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4cm" fo:text-indent="-0.635cm" fo:margin-left="6.33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9cm" fo:text-indent="-0.635cm" fo:margin-left="6.969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91cm" fo:text-indent="-0.635cm" fo:margin-left="1.29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26cm" fo:text-indent="-0.635cm" fo:margin-left="1.92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61cm" fo:text-indent="-0.635cm" fo:margin-left="2.56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96cm" fo:text-indent="-0.635cm" fo:margin-left="3.19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31cm" fo:text-indent="-0.635cm" fo:margin-left="3.83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66cm" fo:text-indent="-0.635cm" fo:margin-left="4.46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01cm" fo:text-indent="-0.635cm" fo:margin-left="5.10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36cm" fo:text-indent="-0.635cm" fo:margin-left="5.73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71cm" fo:text-indent="-0.635cm" fo:margin-left="6.37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06cm" fo:text-indent="-0.635cm" fo:margin-left="7.00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52cm" fo:text-indent="-0.635cm" fo:margin-left="3.75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51cm" fo:text-indent="-0.635cm" fo:margin-left="1.3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86cm" fo:text-indent="-0.635cm" fo:margin-left="1.9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21cm" fo:text-indent="-0.635cm" fo:margin-left="2.6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56cm" fo:text-indent="-0.635cm" fo:margin-left="3.2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91cm" fo:text-indent="-0.635cm" fo:margin-left="3.8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26cm" fo:text-indent="-0.635cm" fo:margin-left="4.5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61cm" fo:text-indent="-0.635cm" fo:margin-left="5.1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96cm" fo:text-indent="-0.635cm" fo:margin-left="5.7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31cm" fo:text-indent="-0.635cm" fo:margin-left="6.4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66cm" fo:text-indent="-0.635cm" fo:margin-left="7.06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307cm" fo:text-indent="-0.635cm" fo:margin-left="2.30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42cm" fo:text-indent="-0.635cm" fo:margin-left="2.94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77cm" fo:text-indent="-0.635cm" fo:margin-left="3.57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212cm" fo:text-indent="-0.635cm" fo:margin-left="4.21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47cm" fo:text-indent="-0.635cm" fo:margin-left="4.84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82cm" fo:text-indent="-0.635cm" fo:margin-left="5.48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117cm" fo:text-indent="-0.635cm" fo:margin-left="6.11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52cm" fo:text-indent="-0.635cm" fo:margin-left="6.75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87cm" fo:text-indent="-0.635cm" fo:margin-left="7.38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022cm" fo:text-indent="-0.635cm" fo:margin-left="8.02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INISTÉRIO DA ECONOMIA</text:p>
      <text:p text:style-name="P3">SECRETARIA DE COORDENAÇÃO E GOVERNANÇA DO PATRIMÔNIO DA UNIÃO</text:p>
      <text:p text:style-name="P5">Superintendência do Patrimônio da União em Santa Catarina</text:p>
      <text:p text:style-name="P2"><text:span text:style-name="Strong_20_Emphasis"><text:span text:style-name="T1">Praça XV de novembro, 336, CENTRO, FLORIANÓPOLIS/SC, CEP 88010-40</text:span></text:span><text:span text:style-name="Strong_20_Emphasis"><text:span text:style-name="T2">0, FONE (48) 3251-8200</text:span></text:span></text:p>
      <text:p text:style-name="P2"><text:span text:style-name="Strong_20_Emphasis"><text:span text:style-name="T41"/></text:span></text:p>
      <text:p text:style-name="Standard"><text:span text:style-name="Strong_20_Emphasis"><text:span text:style-name="T47"/></text:span></text:p>
      <text:p text:style-name="P6"><text:span text:style-name="Strong_20_Emphasis"><text:span text:style-name="T39">Projeto de Descentraliza</text:span></text:span><text:span text:style-name="T44">ção e Modernização Administrativa </text:span></text:p>
      <text:p text:style-name="P9"><text:span text:style-name="T43">de Ranchos de Pesca em Santa Catarina</text:span></text:p>
      <text:p text:style-name="Standard"><text:span text:style-name="T43"/></text:p>
      <text:p text:style-name="P7"><text:span text:style-name="T13">V</text:span><text:span text:style-name="T10">isa re</text:span><text:span text:style-name="Strong_20_Emphasis"><text:span text:style-name="T10">gulamenta</text:span></text:span><text:span text:style-name="Strong_20_Emphasis"><text:span text:style-name="T9">r os </text:span></text:span><text:span text:style-name="Strong_20_Emphasis"><text:span text:style-name="T10">procedimentos entre as instituições </text:span></text:span><text:span text:style-name="Strong_20_Emphasis"><text:span text:style-name="T15">e </text:span></text:span><text:span text:style-name="Strong_20_Emphasis"><text:span text:style-name="T9">a </text:span></text:span><text:span text:style-name="Strong_20_Emphasis"><text:span text:style-name="T10">regularização de ranchos, para pescadores artesanais/profissionais de Comunidades Tradicionais em Santa Catarina, </text:span></text:span><text:span text:style-name="Strong_20_Emphasis"><text:span text:style-name="T16">de uso sustentável, </text:span></text:span><text:span text:style-name="Strong_20_Emphasis"><text:span text:style-name="T10">com anuência do Município de Florianópolis</text:span></text:span></text:p>
      <text:p text:style-name="P7"><text:span text:style-name="Strong_20_Emphasis"><text:span text:style-name="T10"/></text:span></text:p>
      <text:p text:style-name="P7"><text:span text:style-name="Strong_20_Emphasis"><text:span text:style-name="T10">…...................................................................................................................</text:span></text:span></text:p>
      <text:p text:style-name="P7"><text:span text:style-name="Strong_20_Emphasis"><text:span text:style-name="T10"/></text:span></text:p>
      <text:p text:style-name="P7"><text:span text:style-name="Strong_20_Emphasis"><text:span text:style-name="T39">Projeto de Descentraliza</text:span></text:span><text:span text:style-name="T44">ção e Modernização Administrativa </text:span></text:p>
      <text:p text:style-name="P10"><text:span text:style-name="Strong_20_Emphasis"><text:span text:style-name="T38">de Ranchos de Pesca em Santa Catarina</text:span></text:span></text:p>
      <text:p text:style-name="P11"><text:span text:style-name="Strong_20_Emphasis"><text:span text:style-name="T10"/></text:span></text:p>
      <text:p text:style-name="P13"><text:span text:style-name="Strong_20_Emphasis"><text:span text:style-name="T19">Temos a ressaltar os </text:span></text:span><text:span text:style-name="Strong_20_Emphasis"><text:span text:style-name="T9">seguintes </text:span></text:span><text:span text:style-name="Strong_20_Emphasis"><text:span text:style-name="T19">vetores</text:span></text:span><text:span text:style-name="Strong_20_Emphasis"><text:span text:style-name="T9">:</text:span></text:span></text:p>
      <text:p text:style-name="P12"><text:span text:style-name="Strong_20_Emphasis"><text:span text:style-name="T29"/></text:span></text:p>
      <text:p text:style-name="P12"><text:span text:style-name="Strong_20_Emphasis"><text:span text:style-name="T33">I</text:span></text:span><text:span text:style-name="Strong_20_Emphasis"><text:span text:style-name="T32">-</text:span></text:span><text:span text:style-name="Strong_20_Emphasis"><text:span text:style-name="T29">DIAGNÓSTICO </text:span></text:span><text:span text:style-name="Strong_20_Emphasis"><text:span text:style-name="T30">DOS PROCESSOS </text:span></text:span><text:span text:style-name="Strong_20_Emphasis"><text:span text:style-name="T29">DE RANCHOS DE PESCA </text:span></text:span><text:span text:style-name="Strong_20_Emphasis"><text:span text:style-name="T28">EM TRAMITAÇÃO NA SPU, </text:span></text:span><text:span text:style-name="Strong_20_Emphasis"><text:span text:style-name="T19">visando conhecer melhor a sua situação;</text:span></text:span></text:p>
      <text:p text:style-name="P12"><text:span text:style-name="Strong_20_Emphasis"><text:span text:style-name="T32"/></text:span></text:p>
      <text:p text:style-name="P12"><text:span text:style-name="Strong_20_Emphasis"><text:span text:style-name="T30">I</text:span></text:span><text:span text:style-name="Strong_20_Emphasis"><text:span text:style-name="T26">I-</text:span></text:span><text:span text:style-name="Strong_20_Emphasis"><text:span text:style-name="T30">REALIZAÇÃO DO </text:span></text:span><text:span text:style-name="Strong_20_Emphasis"><text:span text:style-name="T34">P</text:span></text:span><text:span text:style-name="Strong_20_Emphasis"><text:span text:style-name="T24">RIMEIRO SEMINÁRIO INSTITUCIONAL SOBRE A REGULARIZAÇÃO DE RANCHOS DE PESCA EM SANTA CATARINA</text:span></text:span><text:span text:style-name="Strong_20_Emphasis"><text:span text:style-name="T10">, </text:span></text:span><text:span text:style-name="Strong_20_Emphasis"><text:span text:style-name="T11">visando conhecer melhor a metodologia dos instrumentos necessários;</text:span></text:span></text:p>
      <text:p text:style-name="P12"><text:span text:style-name="Strong_20_Emphasis"><text:span text:style-name="T24"/></text:span></text:p>
      <text:p text:style-name="P12"><text:span text:style-name="Strong_20_Emphasis"><text:span text:style-name="T31">I</text:span></text:span><text:span text:style-name="Strong_20_Emphasis"><text:span text:style-name="T30">I</text:span></text:span><text:span text:style-name="Strong_20_Emphasis"><text:span text:style-name="T26">I-CRIAÇÃO DOS INSTRUMENTOS NECESSÁRIOS, </text:span></text:span><text:span text:style-name="Strong_20_Emphasis"><text:span text:style-name="T11">por meio de reuniões de trabalho com a Superintendência Federal da Pesca em Florianópolis e os Municípios (Florianópolis, Garopaba, Governador Celso Ramos e São Francisco do Sul);</text:span></text:span></text:p>
      <text:p text:style-name="P12"><text:span text:style-name="Strong_20_Emphasis"><text:span text:style-name="T26"/></text:span></text:p>
      <text:p text:style-name="P12"><text:span text:style-name="Strong_20_Emphasis"><text:span text:style-name="T26">IV-EMISSÃO DE NOTA TÉCNICA</text:span></text:span><text:span text:style-name="Strong_20_Emphasis"><text:span text:style-name="T11">, para aprovação do </text:span></text:span><text:span text:style-name="Strong_20_Emphasis"><text:span text:style-name="T12">Projeto </text:span></text:span><text:span text:style-name="Strong_20_Emphasis"><text:span text:style-name="T17">de</text:span></text:span><text:span text:style-name="Strong_20_Emphasis"><text:span text:style-name="T12"> Descentralização e Modernização Administrativa;</text:span></text:span></text:p>
      <text:list xml:id="list1242320710064162976" text:style-name="L7">
        <text:list-header>
          <text:p text:style-name="P19"><text:span text:style-name="Strong_20_Emphasis"><text:span text:style-name="T25"/></text:span></text:p>
        </text:list-header>
      </text:list>
      <text:p text:style-name="P12"><text:span text:style-name="Strong_20_Emphasis"><text:span text:style-name="T26">V-</text:span></text:span><text:span text:style-name="Strong_20_Emphasis"><text:span text:style-name="T25"> MARCO REGULATÓRIO</text:span></text:span><text:span text:style-name="Strong_20_Emphasis"><text:span text:style-name="T12">, </text:span></text:span><text:span text:style-name="Strong_20_Emphasis"><text:span text:style-name="T23">a SPU descentralizou recursos aos municípios, mas não </text:span></text:span><text:span text:style-name="Strong_20_Emphasis"><text:span text:style-name="T19">modernização </text:span></text:span><text:span text:style-name="Strong_20_Emphasis"><text:span text:style-name="T21">a legislação </text:span></text:span><text:span text:style-name="Strong_20_Emphasis"><text:span text:style-name="T23">quanto aos seus encargos provenientes desta verba</text:span></text:span><text:span text:style-name="Strong_20_Emphasis"><text:span text:style-name="T19">; </text:span></text:span><text:span text:style-name="Strong_20_Emphasis"><text:span text:style-name="T22">e,</text:span></text:span></text:p>
      <text:p text:style-name="P12"><text:span text:style-name="Strong_20_Emphasis"><text:span text:style-name="T28"/></text:span></text:p>
      <text:p text:style-name="P12"><text:span text:style-name="Strong_20_Emphasis"><text:span text:style-name="T26">VI</text:span></text:span><text:span text:style-name="Strong_20_Emphasis"><text:span text:style-name="T25"> – </text:span></text:span><text:span text:style-name="Strong_20_Emphasis"><text:span text:style-name="T27">DECRETO <text:s/>Nº 20.180/2019 </text:span></text:span><text:span text:style-name="Strong_20_Emphasis"><text:span text:style-name="T35">do Município de Florianópolis</text:span></text:span><text:span text:style-name="Strong_20_Emphasis"><text:span text:style-name="T18">, </text:span></text:span><text:span text:style-name="Strong_20_Emphasis"><text:span text:style-name="T21">que </text:span></text:span><text:span text:style-name="Strong_20_Emphasis"><text:span text:style-name="T19">regulament</text:span></text:span><text:span text:style-name="Strong_20_Emphasis"><text:span text:style-name="T21">ou </text:span></text:span><text:span text:style-name="Strong_20_Emphasis"><text:span text:style-name="T19">o marco regulatório </text:span></text:span><text:span text:style-name="Strong_20_Emphasis"><text:span text:style-name="T21">de ranchos em seu </text:span></text:span><text:span text:style-name="Strong_20_Emphasis"><text:span text:style-name="T19">Município.</text:span></text:span><text:span text:style-name="Strong_20_Emphasis"><text:span text:style-name="T12"> </text:span></text:span></text:p>
      <text:p text:style-name="P1"><text:span text:style-name="Strong_20_Emphasis"><text:span text:style-name="T3"/></text:span></text:p>
      <text:p text:style-name="P23"><text:span text:style-name="Strong_20_Emphasis"><text:span text:style-name="T3"/></text:span></text:p>
      <text:p text:style-name="P20"><text:span text:style-name="Strong_20_Emphasis"><text:span text:style-name="T3"/></text:span></text:p>
      <text:p text:style-name="P22"><text:span text:style-name="Strong_20_Emphasis"><text:span text:style-name="T5"/></text:span></text:p>
      <text:p text:style-name="P22"><text:span text:style-name="Strong_20_Emphasis"><text:span text:style-name="T5"/></text:span></text:p>
      <text:p text:style-name="P21"><text:span text:style-name="T4"/></text:p>
      <text:p text:style-name="P21"><text:span text:style-name="T4"/></text:p>
      <text:p text:style-name="P21"><text:span text:style-name="T4"/></text:p>
      <text:p text:style-name="P21"><text:span text:style-name="T4"/></text:p>
      <text:p text:style-name="P21"><text:soft-page-break/><text:span text:style-name="T4"/></text:p>
      <text:p text:style-name="P8"><text:span text:style-name="Strong_20_Emphasis"><text:span text:style-name="T39">Projeto de Descentraliza</text:span></text:span><text:span text:style-name="T44">ção e Modernização Administrativa </text:span></text:p>
      <text:p text:style-name="P18"><text:span text:style-name="Strong_20_Emphasis"><text:span text:style-name="T37">de Ranchos de Pesca em Santa Catarina</text:span></text:span></text:p>
      <text:p text:style-name="P21"><text:span text:style-name="Strong_20_Emphasis"><text:span text:style-name="T9"/></text:span></text:p>
      <text:p text:style-name="P14"><text:span text:style-name="Strong_20_Emphasis"><text:span text:style-name="T26">IV-EMISSÃO DE NOTA TÉCNICA</text:span></text:span><text:span text:style-name="Strong_20_Emphasis"><text:span text:style-name="T11">, para aprovação do </text:span></text:span><text:span text:style-name="Strong_20_Emphasis"><text:span text:style-name="T12">Projeto </text:span></text:span><text:span text:style-name="Strong_20_Emphasis"><text:span text:style-name="T17">de</text:span></text:span><text:span text:style-name="Strong_20_Emphasis"><text:span text:style-name="T12"> Descentralização e Modernização Administrativa, </text:span></text:span><text:span text:style-name="Strong_20_Emphasis"><text:span text:style-name="T11">visando a implantação dos seguintes procedimentos:</text:span></text:span></text:p>
      <text:p text:style-name="P14"><text:span text:style-name="Strong_20_Emphasis"><text:span text:style-name="T11"/></text:span></text:p>
      <text:list xml:id="list5783402169405160827" text:style-name="L9">
        <text:list-item>
          <text:p text:style-name="P17"><text:span text:style-name="Strong_20_Emphasis"><text:span text:style-name="T25">ANEXO I-</text:span></text:span><text:span text:style-name="Strong_20_Emphasis"><text:span text:style-name="T12">REQUERIMENTO </text:span></text:span><text:span text:style-name="Strong_20_Emphasis"><text:span text:style-name="T18">DE RANCO DE PESCA;</text:span></text:span></text:p>
          <text:p text:style-name="P15"><text:span text:style-name="Strong_20_Emphasis"><text:span text:style-name="T18"/></text:span></text:p>
        </text:list-item>
        <text:list-item>
          <text:p text:style-name="P15"><text:span text:style-name="Strong_20_Emphasis"><text:span text:style-name="T25">ANEXO II-</text:span></text:span><text:span text:style-name="Strong_20_Emphasis"><text:span text:style-name="T12">IDENTIFICAÇÃO E CARACTERIZAÇÃO DO PESCADOR DE COMUNID</text:span></text:span><text:span text:style-name="Strong_20_Emphasis"><text:span text:style-name="T20">A</text:span></text:span><text:span text:style-name="Strong_20_Emphasis"><text:span text:style-name="T12">DE TRADICIONAL;</text:span></text:span></text:p>
          <text:p text:style-name="P15"><text:span text:style-name="Strong_20_Emphasis"><text:span text:style-name="T12"/></text:span></text:p>
        </text:list-item>
        <text:list-item>
          <text:p text:style-name="P15"><text:span text:style-name="Strong_20_Emphasis"><text:span text:style-name="T25">ANEXO III-</text:span></text:span><text:span text:style-name="Strong_20_Emphasis"><text:span text:style-name="T21">I</text:span></text:span><text:span text:style-name="Strong_20_Emphasis"><text:span text:style-name="T12">DENTIFICAÇÃO E CARACTERIZAÇÃO DO USO DO SOLO/AMBIENTAL</text:span></text:span></text:p>
          <text:p text:style-name="P15"><text:span text:style-name="Strong_20_Emphasis"><text:span text:style-name="T12"/></text:span></text:p>
        </text:list-item>
        <text:list-item>
          <text:p text:style-name="P15"><text:span text:style-name="Strong_20_Emphasis"><text:span text:style-name="T25">ANEXO IV-</text:span></text:span><text:span text:style-name="Strong_20_Emphasis"><text:span text:style-name="T12">MINUTA DE TAUS;</text:span></text:span></text:p>
          <text:p text:style-name="P15"><text:span text:style-name="Strong_20_Emphasis"><text:span text:style-name="T12"/></text:span></text:p>
        </text:list-item>
        <text:list-item>
          <text:p text:style-name="P15"><text:span text:style-name="Strong_20_Emphasis"><text:span text:style-name="T25">ANEXO V-</text:span></text:span><text:span text:style-name="Strong_20_Emphasis"><text:span text:style-name="T12">ATA DE APROVAÇÃO </text:span></text:span><text:span text:style-name="Strong_20_Emphasis"><text:span text:style-name="T18">DO PROJETO DE DESCENTRALIZAÇÃO E MODERNIZAÇÃO ADMINISTRATIVA;</text:span></text:span></text:p>
          <text:p text:style-name="P15"><text:span text:style-name="Strong_20_Emphasis"><text:span text:style-name="T18"/></text:span></text:p>
        </text:list-item>
        <text:list-item>
          <text:p text:style-name="P15"><text:span text:style-name="Strong_20_Emphasis"><text:span text:style-name="T25">ANEXO VI-</text:span></text:span><text:span text:style-name="Strong_20_Emphasis"><text:span text:style-name="T12">TERMO DE HOMOLOGAÇÃO; </text:span></text:span><text:span text:style-name="Strong_20_Emphasis"><text:span text:style-name="T22">e,</text:span></text:span></text:p>
          <text:p text:style-name="P15"><text:span text:style-name="Strong_20_Emphasis"><text:span text:style-name="T22"/></text:span></text:p>
        </text:list-item>
        <text:list-item>
          <text:p text:style-name="P15"><text:span text:style-name="Strong_20_Emphasis"><text:span text:style-name="T36">ANEXO VII</text:span></text:span><text:span text:style-name="Strong_20_Emphasis"><text:span text:style-name="T22">-FLUXOGRAMA.</text:span></text:span></text:p>
        </text:list-item>
      </text:list>
      <text:list xml:id="list150739583221472" text:continue-list="list1242320710064162976" text:style-name="L7">
        <text:list-header>
          <text:p text:style-name="P16"><text:span text:style-name="T46"/></text:p>
        </text:list-header>
      </text:list>
      <text:p text:style-name="P25"><text:span text:style-name="T45"/></text:p>
      <text:p text:style-name="P24"/>
      <text:p text:style-name="P27"><text:span text:style-name="T42"/></text:p>
      <text:p text:style-name="P26"><text:span text:style-name="T4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2" svg:font-family="Mangal"/>
    <style:font-face style:name="Times New Roman1" svg:font-family="'Times New Roman'"/>
    <style:font-face style:name="Mangal" svg:font-family="Mangal" style:font-family-generic="roman"/>
    <style:font-face style:name="Times New Roman2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drão" style:family="paragraph" style:default-outline-level="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Objeto_20_com_20_seta" style:display-name="Objeto com seta" style:family="paragraph" style:parent-style-name="Padrão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m_20_sombra" style:display-name="Objeto com sombra" style:family="paragraph" style:parent-style-name="Padrão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" style:display-name="Objeto sem preenchimento" style:family="paragraph" style:parent-style-name="Padrão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Padrão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o_20_do_20_texto_20_justificado" style:display-name="Corpo do texto justificado" style:family="paragraph" style:parent-style-name="Padrão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Recuo_20_da_20_primeira_20_linha" style:display-name="Recuo da primeira linha" style:family="paragraph" style:parent-style-name="Padrão" style:default-outline-level="">
      <style:paragraph-properties fo:margin-left="0cm" fo:margin-right="0cm" fo:margin-top="0cm" fo:margin-bottom="0cm" style:contextual-spacing="false" fo:text-indent="0.6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1" style:family="paragraph" style:parent-style-name="Padrão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2" style:family="paragraph" style:parent-style-name="Padrão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nha_20_de_20_cota" style:display-name="Linha de cota" style:family="paragraph" style:parent-style-name="Padrão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20_Slide_7e_LT_7e_Gliederung_20_1" style:display-name="Blank Slide~LT~Gliederung 1" style:family="paragraph" style:default-outline-level="">
      <style:paragraph-properties fo:margin-top="0cm" fo:margin-bottom="0.499cm" style:contextual-spacing="false" fo:orphans="2" fo:widows="2" style:writing-mode="lr-tb"/>
      <style:text-properties style:text-outline="false" style:text-line-through-style="none" style:font-name="Mangal" fo:font-family="Mangal" style:font-family-generic="roman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 style:parent-style-name="Blank_20_Slide_7e_LT_7e_Gliederung_20_1" style:default-outline-level="">
      <style:paragraph-properties fo:margin-top="0cm" fo:margin-bottom="0.4cm" style:contextual-spacing="false"/>
      <style:text-properties style:text-outline="false" style:text-line-through-style="none" style:font-name="Mangal" fo:font-family="Mangal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 style:default-outline-level="">
      <style:paragraph-properties fo:margin-top="0cm" fo:margin-bottom="0.3cm" style:contextual-spacing="false"/>
      <style:text-properties style:text-outline="false" style:text-line-through-style="none" style:font-name="Mangal" fo:font-family="Mangal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 style:default-outline-level="">
      <style:paragraph-properties fo:margin-top="0cm" fo:margin-bottom="0.199cm" style:contextual-spacing="false"/>
      <style:text-properties style:text-outline="false" style:text-line-through-styl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 style:default-outline-level="">
      <style:paragraph-properties fo:text-align="center" style:justify-single-word="false" fo:orphans="2" fo:widows="2" style:writing-mode="lr-tb"/>
      <style:text-properties style:text-outline="false" style:text-line-through-style="none" style:font-name="Mangal" fo:font-family="Mangal" style:font-family-generic="roman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text-outline="false" style:text-line-through-styl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Blank_20_Slide_7e_LT_7e_Notizen" style:display-name="Blank Slide~LT~Notizen" style:family="paragraph" style:default-outline-level="">
      <style:paragraph-properties fo:margin-left="0.6cm" fo:margin-right="0cm" fo:orphans="2" fo:widows="2" fo:text-indent="-0.6cm" style:auto-text-indent="false" style:writing-mode="lr-tb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Blank_20_Slide_7e_LT_7e_Hintergrundobjekte" style:display-name="Blank Slide~LT~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Blank_20_Slide_7e_LT_7e_Hintergrund" style:display-name="Blank Slide~LT~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style:font-name="Mangal" fo:font-family="Mangal" style:font-family-generic="roman" fo:font-size="18pt" style:letter-kerning="true" style:font-name-asian="Tahoma" style:font-family-asian="Tahoma" style:font-family-generic-asian="system" style:font-pitch-asian="variable" style:font-size-asian="18pt" style:font-name-complex="Arial1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bjetos_20_do_20_plano_20_de_20_fundo" style:display-name="Objetos do plano de fundo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Plano_20_de_20_fundo" style:display-name="Plano de fundo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orphans="2" fo:widows="2" fo:text-indent="-0.6cm" style:auto-text-indent="false" style:writing-mode="lr-tb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 style:default-outline-level="">
      <style:paragraph-properties fo:margin-top="0cm" fo:margin-bottom="0.499cm" style:contextual-spacing="false" fo:orphans="2" fo:widows="2" style:writing-mode="lr-tb"/>
      <style:text-properties style:text-outline="false" style:text-line-through-style="none" style:font-name="Mangal" fo:font-family="Mangal" style:font-family-generic="roman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top="0cm" fo:margin-bottom="0.4cm" style:contextual-spacing="false"/>
      <style:text-properties style:text-outline="false" style:text-line-through-style="none" style:font-name="Mangal" fo:font-family="Mangal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top="0cm" fo:margin-bottom="0.3cm" style:contextual-spacing="false"/>
      <style:text-properties style:text-outline="false" style:text-line-through-style="none" style:font-name="Mangal" fo:font-family="Mangal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top="0cm" fo:margin-bottom="0.199cm" style:contextual-spacing="false"/>
      <style:text-properties style:text-outline="false" style:text-line-through-styl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1" style:display-name="Padrão~LT~Gliederung 1" style:family="paragraph" style:default-outline-level="">
      <style:paragraph-properties fo:margin-top="0cm" fo:margin-bottom="0.499cm" style:contextual-spacing="false" fo:orphans="2" fo:widows="2" style:writing-mode="lr-tb"/>
      <style:text-properties style:text-outline="false" style:text-line-through-style="none" style:font-name="Mangal" fo:font-family="Mangal" style:font-family-generic="roman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Padrão_7e_LT_7e_Gliederung_20_2" style:display-name="Padrão~LT~Gliederung 2" style:family="paragraph" style:parent-style-name="Padrão_7e_LT_7e_Gliederung_20_1" style:default-outline-level="">
      <style:paragraph-properties fo:margin-top="0cm" fo:margin-bottom="0.4cm" style:contextual-spacing="false"/>
      <style:text-properties style:text-outline="false" style:text-line-through-style="none" style:font-name="Mangal" fo:font-family="Mangal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adrão_7e_LT_7e_Gliederung_20_3" style:display-name="Padrão~LT~Gliederung 3" style:family="paragraph" style:parent-style-name="Padrão_7e_LT_7e_Gliederung_20_2" style:default-outline-level="">
      <style:paragraph-properties fo:margin-top="0cm" fo:margin-bottom="0.3cm" style:contextual-spacing="false"/>
      <style:text-properties style:text-outline="false" style:text-line-through-style="none" style:font-name="Mangal" fo:font-family="Mangal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adrão_7e_LT_7e_Gliederung_20_4" style:display-name="Padrão~LT~Gliederung 4" style:family="paragraph" style:parent-style-name="Padrão_7e_LT_7e_Gliederung_20_3" style:default-outline-level="">
      <style:paragraph-properties fo:margin-top="0cm" fo:margin-bottom="0.199cm" style:contextual-spacing="false"/>
      <style:text-properties style:text-outline="false" style:text-line-through-styl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5" style:display-name="Padrão~LT~Gliederung 5" style:family="paragraph" style:parent-style-name="Padrão_7e_LT_7e_Gliederung_20_4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6" style:display-name="Padrão~LT~Gliederung 6" style:family="paragraph" style:parent-style-name="Padrão_7e_LT_7e_Gliederung_20_5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7" style:display-name="Padrão~LT~Gliederung 7" style:family="paragraph" style:parent-style-name="Padrão_7e_LT_7e_Gliederung_20_6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8" style:display-name="Padrão~LT~Gliederung 8" style:family="paragraph" style:parent-style-name="Padrão_7e_LT_7e_Gliederung_20_7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9" style:display-name="Padrão~LT~Gliederung 9" style:family="paragraph" style:parent-style-name="Padrão_7e_LT_7e_Gliederung_20_8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Titel" style:display-name="Padrão~LT~Titel" style:family="paragraph" style:default-outline-level="">
      <style:paragraph-properties fo:text-align="center" style:justify-single-word="false" fo:orphans="2" fo:widows="2" style:writing-mode="lr-tb"/>
      <style:text-properties style:text-outline="false" style:text-line-through-style="none" style:font-name="Mangal" fo:font-family="Mangal" style:font-family-generic="roman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Padrão_7e_LT_7e_Untertitel" style:display-name="Padrã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text-outline="false" style:text-line-through-styl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Padrão_7e_LT_7e_Notizen" style:display-name="Padrão~LT~Notizen" style:family="paragraph" style:default-outline-level="">
      <style:paragraph-properties fo:margin-left="0.6cm" fo:margin-right="0cm" fo:orphans="2" fo:widows="2" fo:text-indent="-0.6cm" style:auto-text-indent="false" style:writing-mode="lr-tb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Padrão_7e_LT_7e_Hintergrundobjekte" style:display-name="Padrão~LT~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Padrão_7e_LT_7e_Hintergrund" style:display-name="Padrão~LT~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Title_20_Only_7e_LT_7e_Gliederung_20_1" style:display-name="Title Only~LT~Gliederung 1" style:family="paragraph" style:default-outline-level="">
      <style:paragraph-properties fo:margin-top="0cm" fo:margin-bottom="0.499cm" style:contextual-spacing="false" fo:orphans="2" fo:widows="2" style:writing-mode="lr-tb"/>
      <style:text-properties style:text-outline="false" style:text-line-through-style="none" style:font-name="Mangal" fo:font-family="Mangal" style:font-family-generic="roman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itle_20_Only_7e_LT_7e_Gliederung_20_2" style:display-name="Title Only~LT~Gliederung 2" style:family="paragraph" style:parent-style-name="Title_20_Only_7e_LT_7e_Gliederung_20_1" style:default-outline-level="">
      <style:paragraph-properties fo:margin-top="0cm" fo:margin-bottom="0.4cm" style:contextual-spacing="false"/>
      <style:text-properties style:text-outline="false" style:text-line-through-style="none" style:font-name="Mangal" fo:font-family="Mangal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Only_7e_LT_7e_Gliederung_20_3" style:display-name="Title Only~LT~Gliederung 3" style:family="paragraph" style:parent-style-name="Title_20_Only_7e_LT_7e_Gliederung_20_2" style:default-outline-level="">
      <style:paragraph-properties fo:margin-top="0cm" fo:margin-bottom="0.3cm" style:contextual-spacing="false"/>
      <style:text-properties style:text-outline="false" style:text-line-through-style="none" style:font-name="Mangal" fo:font-family="Mangal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Only_7e_LT_7e_Gliederung_20_4" style:display-name="Title Only~LT~Gliederung 4" style:family="paragraph" style:parent-style-name="Title_20_Only_7e_LT_7e_Gliederung_20_3" style:default-outline-level="">
      <style:paragraph-properties fo:margin-top="0cm" fo:margin-bottom="0.199cm" style:contextual-spacing="false"/>
      <style:text-properties style:text-outline="false" style:text-line-through-styl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5" style:display-name="Title Only~LT~Gliederung 5" style:family="paragraph" style:parent-style-name="Title_20_Only_7e_LT_7e_Gliederung_20_4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6" style:display-name="Title Only~LT~Gliederung 6" style:family="paragraph" style:parent-style-name="Title_20_Only_7e_LT_7e_Gliederung_20_5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7" style:display-name="Title Only~LT~Gliederung 7" style:family="paragraph" style:parent-style-name="Title_20_Only_7e_LT_7e_Gliederung_20_6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8" style:display-name="Title Only~LT~Gliederung 8" style:family="paragraph" style:parent-style-name="Title_20_Only_7e_LT_7e_Gliederung_20_7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9" style:display-name="Title Only~LT~Gliederung 9" style:family="paragraph" style:parent-style-name="Title_20_Only_7e_LT_7e_Gliederung_20_8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Titel" style:display-name="Title Only~LT~Titel" style:family="paragraph" style:default-outline-level="">
      <style:paragraph-properties fo:text-align="center" style:justify-single-word="false" fo:orphans="2" fo:widows="2" style:writing-mode="lr-tb"/>
      <style:text-properties style:text-outline="false" style:text-line-through-style="none" style:font-name="Mangal" fo:font-family="Mangal" style:font-family-generic="roman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itle_20_Only_7e_LT_7e_Untertitel" style:display-name="Title Only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text-outline="false" style:text-line-through-styl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itle_20_Only_7e_LT_7e_Notizen" style:display-name="Title Only~LT~Notizen" style:family="paragraph" style:default-outline-level="">
      <style:paragraph-properties fo:margin-left="0.6cm" fo:margin-right="0cm" fo:orphans="2" fo:widows="2" fo:text-indent="-0.6cm" style:auto-text-indent="false" style:writing-mode="lr-tb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itle_20_Only_7e_LT_7e_Hintergrundobjekte" style:display-name="Title Only~LT~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Title_20_Only_7e_LT_7e_Hintergrund" style:display-name="Title Only~LT~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10:09:53.099000000</meta:creation-date>
    <dc:date>2019-12-06T15:07:39.385000000</dc:date>
    <meta:editing-duration>PT21H16M36S</meta:editing-duration>
    <meta:editing-cycles>85</meta:editing-cycles>
    <meta:generator>LibreOffice/4.1.4.2$Windows_x86 LibreOffice_project/0a0440ccc0227ad9829de5f46be37cfb6edcf72</meta:generator>
    <meta:print-date>2019-12-06T14:44:34.009000000</meta:print-date>
    <meta:document-statistic meta:table-count="0" meta:image-count="0" meta:object-count="0" meta:page-count="2" meta:paragraph-count="35" meta:word-count="311" meta:character-count="2313" meta:non-whitespace-character-count="2038"/>
  </office:meta>
</office:document-meta>
</file>